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12.938125cm" style:use-optimal-column-width="true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GCOS-ECV</text:p>
          </table:table-cell>
          <table:table-cell office:value-type="string" table:style-name="ce2">
            <text:p>GCOS has &lt;relationship&gt; CCI</text:p>
          </table:table-cell>
          <table:table-cell office:value-type="string" table:style-name="ce2">
            <text:p>ESA-CC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WaterVapour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CloudProperties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clou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EarthRadiationBudge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atmosphericCompositionCarbonDioxide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CompositionMethane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CompositionOtherLonglivedGreenhouseGases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tmosphericCompositionOzoneAndAerosol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oz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tmosphericCompositionOzoneAndAerosol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aeroso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SeaSurfaceSalin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SeaLevel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ea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SeaStat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SeaIc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ea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Curren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OceanColour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oceanColou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CarbonDioxidePartialPress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OceanAcid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Temperat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Salin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Curren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Nutrient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CarbonDioxidePartialPress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OceanAcid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Oxyge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Tracer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RiverDischarg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WaterUs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Groundwater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ake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SnowCover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GlaciersAndIceCaps</text:p>
          </table:table-cell>
          <table:table-cell office:value-type="string" table:style-name="ce4">
            <text:p>narrowMatch</text:p>
          </table:table-cell>
          <table:table-cell office:value-type="string" table:style-name="ce4">
            <text:p>glaci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IceSheets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iceShee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Permafros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Albedo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andCover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landCov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FractionOfAbsorbedPhotosyntheticallyActiveRadiatio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eafAreaIndex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AboveGroundBiomas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SoilCarbo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FireDisturbanc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f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SoilMoistur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oilMoisture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09:13:40Z</meta:creation-date>
    <dc:date>2015-11-03T09:26:33Z</dc:date>
  </office:meta>
</office:document-meta>
</file>